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9ad7d" officeooo:paragraph-rsid="000aecf6"/>
    </style:style>
    <style:style style:name="P2" style:family="paragraph" style:parent-style-name="Standard">
      <style:text-properties fo:language="pt" fo:country="PT" officeooo:rsid="0005fb3f" officeooo:paragraph-rsid="0005fb3f"/>
    </style:style>
    <style:style style:name="P3" style:family="paragraph" style:parent-style-name="Standard">
      <style:text-properties fo:language="pt" fo:country="PT" officeooo:rsid="0005fb3f" officeooo:paragraph-rsid="0005fe21"/>
    </style:style>
    <style:style style:name="P4" style:family="paragraph" style:parent-style-name="Standard">
      <style:text-properties fo:language="pt" fo:country="PT" officeooo:paragraph-rsid="0005fb3f"/>
    </style:style>
    <style:style style:name="P5" style:family="paragraph" style:parent-style-name="Standard">
      <style:text-properties fo:language="pt" fo:country="PT" officeooo:rsid="0005fe21" officeooo:paragraph-rsid="0005fe21"/>
    </style:style>
    <style:style style:name="P6" style:family="paragraph" style:parent-style-name="Standard">
      <style:text-properties fo:language="pt" fo:country="PT" officeooo:rsid="00071774" officeooo:paragraph-rsid="00071774"/>
    </style:style>
    <style:style style:name="P7" style:family="paragraph" style:parent-style-name="Standard">
      <style:text-properties fo:language="pt" fo:country="PT" officeooo:rsid="0009ad7d" officeooo:paragraph-rsid="0009ad7d"/>
    </style:style>
    <style:style style:name="P8" style:family="paragraph" style:parent-style-name="Standard">
      <style:text-properties officeooo:rsid="000aecf6" officeooo:paragraph-rsid="000aecf6"/>
    </style:style>
    <style:style style:name="P9" style:family="paragraph" style:parent-style-name="Standard">
      <style:text-properties officeooo:rsid="000aecf6" officeooo:paragraph-rsid="000d8efa"/>
    </style:style>
    <style:style style:name="T1" style:family="text">
      <style:text-properties officeooo:rsid="0005fb3f"/>
    </style:style>
    <style:style style:name="T2" style:family="text">
      <style:text-properties officeooo:rsid="0005fe21"/>
    </style:style>
    <style:style style:name="T3" style:family="text">
      <style:text-properties officeooo:rsid="0008b722"/>
    </style:style>
    <style:style style:name="T4" style:family="text">
      <style:text-properties fo:language="pt" fo:country="PT" fo:font-style="normal" fo:font-weight="normal" officeooo:rsid="00071774" style:font-style-asian="normal" style:font-weight-asian="normal" style:font-style-complex="normal" style:font-weight-complex="normal"/>
    </style:style>
    <style:style style:name="T5" style:family="text">
      <style:text-properties fo:language="pt" fo:country="PT" fo:font-style="normal" fo:font-weight="normal" officeooo:rsid="000d8efa" style:font-style-asian="normal" style:font-weight-asian="normal" style:font-style-complex="normal" style:font-weight-complex="normal"/>
    </style:style>
    <style:style style:name="T6" style:family="text">
      <style:text-properties officeooo:rsid="000aecf6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officeooo:rsid="000aecf6" style:font-style-asian="italic" style:font-style-complex="italic"/>
    </style:style>
    <style:style style:name="T9" style:family="text">
      <style:text-properties fo:font-style="italic" fo:font-weight="bold" style:font-style-asian="italic" style:font-weight-asian="bold" style:font-style-complex="italic" style:font-weight-complex="bold"/>
    </style:style>
    <style:style style:name="T10" style:family="text">
      <style:text-properties fo:font-style="italic" fo:font-weight="bold" officeooo:rsid="000aecf6" style:font-style-asian="italic" style:font-weight-asian="bold" style:font-style-complex="italic" style:font-weight-complex="bold"/>
    </style:style>
    <style:style style:name="T1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2" style:family="text">
      <style:text-properties fo:font-style="normal" fo:font-weight="normal" officeooo:rsid="000d8efa" style:font-style-asian="normal" style:font-weight-asian="normal" style:font-style-complex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AL FEUP-Tema 8 Parte II</text:p>
      <text:p text:style-name="P2"/>
      <text:p text:style-name="P2">Para efeitos de facilidade de compreensão deste relatório, consideremos que: </text:p>
      <text:p text:style-name="P2">Uma local tanto pode ser uma Rua, como uma Avenida, Praça, Largo ou Estação.</text:p>
      <text:p text:style-name="P2">Um local tirado da lista de locais do grafo <text:span text:style-name="T2">chama-se</text:span> String1, e um local dado como input pelo utilizador <text:span text:style-name="T2">chama-se String2.</text:span></text:p>
      <text:p text:style-name="P2"/>
      <text:p text:style-name="P2">Neste trabalho foi nos proposto usar algoritmos já estudados, para melhorar o nosso programa realizado na Parte II, de forma a permitir ao utilizador escolher diretamente os locais iniciais e finais do percurso duma forma mais intuitiva. Isto é, agora o utilizador pode escolher por exemplo: “Praça dos Aliados” e “Estação da Trindade” como pontos iniciais ou finais do seu trajeto, em vez de escolher diretamente o número identificador do nó do grafo.</text:p>
      <text:p text:style-name="P2"/>
      <text:p text:style-name="P4"><text:span text:style-name="T1">Foram propostos para desenvolvimento e aplicação 2 algoritmos diferentes. </text:span></text:p>
      <text:p text:style-name="P4"/>
      <text:p text:style-name="P4"><text:span text:style-name="T1">O primeiro, conhecido pelo nome </text:span><text:bookmark text:name="firstHeading"/>Knuth–Morris–Pratt <text:span text:style-name="T1">ou simplesmente KMP</text:span>, <text:span text:style-name="T1">foi usado para fazer pesquisa exata. Isto é, dada uma lista de ruas presentes no grafo, escolhe-se o nome de uma rua (String1) e compara-se com o input do utilizador (String2). O KMP deteta se o padrão String2 se encontra no padrão String1. A aplicação deste método foi direta, e o nosso programa retorna ao utilizador todas as ruas nas quais a String2 se encontra na String1.</text:span></text:p>
      <text:p text:style-name="P2"/>
      <text:p text:style-name="P3">O segundo, conhecido pelo nome de Distância de Levenshtein, <text:span text:style-name="T2">é um algoritmo mais engraçado que indica a distância de edição entre a String2 e a String1. A distância de edição é calculada pelo número mínimo de operações que é preciso realizar para converter a String2 na String1. Uma operação é defenida como uma das seguintes 3 situações: </text:span></text:p>
      <text:p text:style-name="P3"><text:span text:style-name="T2"><text:tab/>Remover uma letra da string;</text:span></text:p>
      <text:p text:style-name="P3"><text:span text:style-name="T2"><text:tab/>Adicionar uma letra à string;</text:span></text:p>
      <text:p text:style-name="P3"><text:tab/><text:span text:style-name="T2">Substituir uma letra da string;</text:span></text:p>
      <text:p text:style-name="P5">Na nossa implementação, cada uma destas operações tem um custo igual a 1 unidade. Sendo assim, para efeitos de exemplo, para converter a string “Paralelo” na string “Papel”, é suficiente remover as letras “a, l, o” e substituir a letra “r” pela letra ”p”, totalizando 4 operações, ou seja, a distância de edição será igual a 4.</text:p>
      <text:p text:style-name="P6">No entanto aplicar este algoritmo diretamente, poderia dar resultados inesperados, por exemplo, dada a String1 = “Estação de São Bento” e uma String2.1 = “Bento” e uma String2.2 = “Estação da Rita”, a distância de edição <text:span text:style-name="T3">no primeiro caso seria 15 e no segundo caso 8, ou seja a String2.2 seria melhor classificada do que a String2.1;</text:span></text:p>
      <text:p text:style-name="P7">Para resolver este problema, várias tentativas foram feitas e a que demonstrou melhores resultados, observados pela execução do programa, foi a seguinte implementação:</text:p>
      <text:p text:style-name="P1"><text:tab/>Antes de aplicar o algoritmo de Levenshtein todas as ruas do grafo têm de ser analisadas, pois os dados contêm locais repetidos e locais sem nome. Sendo assim, todos os locais repetidos e vazios são eliminados e um novo vetor de locais é obtido. Para que este preprocessamento não afete o desempenho do programa, este foi posto a correr numa thread paralela à thread principal, desta forma o utilizador nem se apercebe de que o preprocessamento acontece. De seguida, a String2 é posta à prova contra todas as String1. <text:span text:style-name="T6">De forma a obter resultados minimamente parecidos, foi desenvolvido o algoritmo “aproximate_matching” que por sua vez usa o algoritmo de Levenshtein.</text:span></text:p>
      <text:p text:style-name="P1"><text:tab/></text:p>
      <text:p text:style-name="P1"><text:span text:style-name="T8"><text:tab/></text:span></text:p>
      <text:p text:style-name="P1"><text:span text:style-name="T8"/></text:p>
      <text:p text:style-name="P1"><text:span text:style-name="T8"/></text:p>
      <text:p text:style-name="P1"><text:span text:style-name="T8"/></text:p>
      <text:p text:style-name="P1"><text:span text:style-name="T8"/></text:p>
      <text:p text:style-name="P1"><text:span text:style-name="T8"/></text:p>
      <text:p text:style-name="P1"><text:soft-page-break/><text:span text:style-name="T8"><text:tab/>Pseudo-código – </text:span><text:span text:style-name="T10">Aproximate_matching</text:span></text:p>
      <text:p text:style-name="P1"><text:span text:style-name="T10"><text:tab/>int aproximate_matching(string pattern,string text){</text:span></text:p>
      <text:p text:style-name="P1"><text:span text:style-name="T8"><text:tab/>int totalEditDistance = 0, currentTotalDistance = 0, currentEditDistance;</text:span></text:p>
      <text:p text:style-name="P8"><text:span text:style-name="T7"><text:s text:c="2"/><text:tab/>vector&lt;string&gt; textSplitted = splitSentence(text);</text:span></text:p>
      <text:p text:style-name="P8"><text:span text:style-name="T7"><text:s text:c="2"/><text:tab/>vector&lt;string&gt; patternSplitted = splitSentence(pattern);</text:span></text:p>
      <text:p text:style-name="P8"><text:span text:style-name="T7"><text:tab/>if (textSplitted.size() != patternSplitted.size()){</text:span></text:p>
      <text:p text:style-name="P8"><text:span text:style-name="T7"><text:tab/><text:tab/>totalEditDistance += abs(textSplitted.size() - patternSplitted.size());</text:span></text:p>
      <text:p text:style-name="P8"><text:span text:style-name="T7"><text:tab/>}</text:span></text:p>
      <text:p text:style-name="P8"><text:span text:style-name="T7"><text:tab/>eliminateRedudantWords(textSplitted);</text:span></text:p>
      <text:p text:style-name="P8"><text:span text:style-name="T7"><text:tab/>eliminateRedudantWords(patternSplitted);</text:span></text:p>
      <text:p text:style-name="P8"><text:span text:style-name="T7"><text:s text:c="2"/><text:tab/>for (Pattern in patternSplitted){</text:span></text:p>
      <text:p text:style-name="P8"><text:span text:style-name="T7"><text:s text:c="2"/><text:tab/><text:tab/>for (Text in textSplitted ){</text:span></text:p>
      <text:p text:style-name="P8"><text:span text:style-name="T7"><text:s text:c="6"/><text:tab/><text:tab/><text:tab/>currentEditDistance = LevenshteinDistance(Pattern,Text);</text:span></text:p>
      <text:p text:style-name="P8"><text:span text:style-name="T7"><text:tab/><text:tab/><text:tab/>if (currentEditDistance == 0){</text:span></text:p>
      <text:p text:style-name="P8"><text:span text:style-name="T7"><text:tab/><text:tab/><text:tab/><text:tab/>currentTotalDistance = currentTotalDistance/2;</text:span></text:p>
      <text:p text:style-name="P8"><text:span text:style-name="T7"><text:tab/><text:tab/><text:tab/><text:tab/>break;</text:span></text:p>
      <text:p text:style-name="P8"><text:span text:style-name="T7"><text:tab/><text:tab/><text:tab/>}</text:span></text:p>
      <text:p text:style-name="P8"><text:span text:style-name="T7"><text:tab/><text:tab/><text:tab/>currentTotalDistance += currentEditDistance;</text:span></text:p>
      <text:p text:style-name="P8"><text:span text:style-name="T7"><text:s text:c="4"/><text:tab/><text:tab/>}</text:span></text:p>
      <text:p text:style-name="P8"><text:span text:style-name="T7"><text:tab/><text:tab/>totalEditDistance+=currentTotalDistance;</text:span></text:p>
      <text:p text:style-name="P8"><text:span text:style-name="T7"><text:s text:c="2"/><text:tab/>}</text:span></text:p>
      <text:p text:style-name="P8"><text:span text:style-name="T7"><text:s/><text:tab/> return totalEditDistance;</text:span></text:p>
      <text:p text:style-name="P8"><text:span text:style-name="T7"><text:tab/></text:span><text:span text:style-name="T9">}</text:span></text:p>
      <text:p text:style-name="P8"><text:span text:style-name="T9"/></text:p>
      <text:p text:style-name="P8"><text:span text:style-name="T9"><text:tab/></text:span><text:span text:style-name="T11">O algoritmo splitSentence, usado pelo </text:span><text:span text:style-name="T9">Aproximate_matching</text:span><text:span text:style-name="T11"> apenas converte uma string num vetor de strings, separando as strings pelo caractér ‘ ‘ (espaço);</text:span></text:p>
      <text:p text:style-name="P8"><text:span text:style-name="T11"><text:tab/>O algoritmo eliminateRedundanteWords, usado também pelo <text:s/></text:span><text:span text:style-name="T9">Aproximate_matching</text:span><text:span text:style-name="T11"> permitiu-nos obter muito melhores resultados, mas tem a desvantagem que a sua implementação depende do contexto da aplicação. No nosso caso ele é usado para remover palavras como “Avenida”, “Rua”, “Largo”, “de”, “dos”, “da” das strings, para que estas palavras não sejam consideradas pelo algoritmo de Levenshtein.</text:span></text:p>
      <text:p text:style-name="P8"><text:span text:style-name="T11"/></text:p>
      <text:p text:style-name="P9"><text:span text:style-name="T11"><text:tab/></text:span><text:span text:style-name="T12">Desta forma, no caso anterior (</text:span><text:span text:style-name="T4">String1 = “Estação de São Bento” e String2.1 = “Bento” e String2.2 = “Estação da Rita”</text:span><text:span text:style-name="T5">) a String2.1 seria classificada com distância 5 em vez de 15 e a String2.2 com distância 9 em vez de 8. Sendo assim, a String2.1 já é cosiderada mais parecida com a String1 do que a String2.2; </text:span></text:p>
      <text:p text:style-name="P1"><text:s text:c="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0T17:42:54.923915381</meta:creation-date>
    <dc:date>2017-05-20T19:06:21.265969994</dc:date>
    <meta:editing-duration>PT8M55S</meta:editing-duration>
    <meta:editing-cycles>2</meta:editing-cycles>
    <meta:generator>LibreOffice/5.3.1.2$Linux_X86_64 LibreOffice_project/30m0$Build-2</meta:generator>
    <meta:document-statistic meta:table-count="0" meta:image-count="0" meta:object-count="0" meta:page-count="2" meta:paragraph-count="44" meta:word-count="727" meta:character-count="4905" meta:non-whitespace-character-count="4138"/>
  </office:meta>
</office:document-meta>
</file>